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ynamicDestinationResolverTests.resolveWithPubSubVanilla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ynamicDestinationResolverTests.resolveWithPointToPointQueue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ynamicDestinationResolverTests.resolveWithPointToPointVanilla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ynamicDestinationResolverTests.testResolveDestination( Session session , Destination expectedDestination , boolean isPubSu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ynamicDestinationResolverTests.resolveWithPubSubTopic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